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4.79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14cm"/>
    </style:style>
    <style:style style:name="P1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Liberation Sans'" style:font-family-generic="swiss" style:font-pitch="variable"/>
    </style:style>
    <style:style style:name="T1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15.293cm" svg:height="4.523cm" svg:x="0.377cm" svg:y="1.044cm">
              <draw:text-box>
                <text:p text:style-name="P1"><text:span text:style-name="T1">Instance methods <text:s text:c="19"/>Instance Variables <text:s text:c="5"/></text:span></text:p>
                <text:p text:style-name="P1"><text:span text:style-name="T1">------------------------ <text:s text:c="19"/>------------------------</text:span></text:p>
                <text:p text:style-name="P1"><text:span text:style-name="T1">ADD <text:s text:c="40"/>number</text:span></text:p>
                <text:p text:style-name="P1"><text:span text:style-name="T1">SUBTRACT</text:span></text:p>
                <text:p text:style-name="P1"><text:span text:style-name="T1">MULTIPLY</text:span></text:p>
                <text:p text:style-name="P1"><text:span text:style-name="T1">DIVIDE</text:span></text:p>
              </draw:text-box>
            </draw:frame>
            <draw:g>
              <draw:line draw:style-name="gr2" draw:text-style-name="P3" draw:layer="layout" svg:x1="6.05cm" svg:y1="8.506cm" svg:x2="6.05cm" svg:y2="9.506cm">
                <text:p/>
              </draw:line>
              <draw:frame draw:style-name="gr3" draw:text-style-name="P2" draw:layer="layout" svg:width="4.21cm" svg:height="0.963cm" svg:x="5.58cm" svg:y="9.543cm">
                <draw:text-box>
                  <text:p text:style-name="P1"><text:span text:style-name="T1">1 2 3 4 5 ... n</text:span></text:p>
                </draw:text-box>
              </draw:frame>
              <draw:line draw:style-name="gr2" draw:text-style-name="P3" draw:layer="layout" svg:x1="6.55cm" svg:y1="8.506cm" svg:x2="6.55cm" svg:y2="9.506cm">
                <text:p/>
              </draw:line>
              <draw:line draw:style-name="gr2" draw:text-style-name="P3" draw:layer="layout" svg:x1="7.05cm" svg:y1="8.506cm" svg:x2="7.05cm" svg:y2="9.506cm">
                <text:p/>
              </draw:line>
              <draw:line draw:style-name="gr2" draw:text-style-name="P3" draw:layer="layout" svg:x1="7.55cm" svg:y1="8.006cm" svg:x2="7.55cm" svg:y2="9.506cm">
                <text:p/>
              </draw:line>
              <draw:line draw:style-name="gr2" draw:text-style-name="P3" draw:layer="layout" svg:x1="8.05cm" svg:y1="8.506cm" svg:x2="8.05cm" svg:y2="9.506cm">
                <text:p/>
              </draw:line>
              <draw:line draw:style-name="gr2" draw:text-style-name="P3" draw:layer="layout" svg:x1="9.38cm" svg:y1="8.506cm" svg:x2="9.38cm" svg:y2="9.506cm">
                <text:p/>
              </draw:line>
              <draw:line draw:style-name="gr2" draw:text-style-name="P3" draw:layer="layout" svg:x1="6cm" svg:y1="8.506cm" svg:x2="9.42cm" svg:y2="8.506cm">
                <text:p/>
              </draw:line>
              <draw:frame draw:style-name="gr4" draw:text-style-name="P2" draw:layer="layout" svg:width="2.754cm" svg:height="1.675cm" svg:x="6.326cm" svg:y="6.278cm">
                <draw:text-box>
                  <text:p text:style-name="P1"><text:span text:style-name="T1">Number</text:span></text:p>
                  <text:p text:style-name="P4"><text:span text:style-name="T1">class</text:span></text:p>
                </draw:text-box>
              </draw:frame>
              <draw:frame draw:style-name="gr5" draw:text-style-name="P2" draw:layer="layout" svg:width="3.177cm" svg:height="0.963cm" svg:x="6.08cm" svg:y="10.506cm">
                <draw:text-box>
                  <text:p text:style-name="P1"><text:span text:style-name="T1">instances</text:span></text:p>
                </draw:text-box>
              </draw:frame>
            </draw:g>
          </draw:g>
          <draw:frame draw:style-name="gr6" draw:text-style-name="P2" draw:layer="layout" svg:width="8.114cm" svg:height="0.963cm" svg:x="3.493cm" svg:y="0.044cm">
            <draw:text-box>
              <text:p text:style-name="P1"><text:span text:style-name="T1">Scope of the Number class</text:span></text:p>
            </draw:text-box>
          </draw:frame>
          <draw:line draw:style-name="gr2" draw:text-style-name="P3" draw:layer="layout" svg:x1="0.235cm" svg:y1="0.558cm" svg:x2="3.601cm" svg:y2="0.558cm">
            <text:p/>
          </draw:line>
          <draw:line draw:style-name="gr2" draw:text-style-name="P3" draw:layer="layout" svg:x1="14.705cm" svg:y1="0.591cm" svg:x2="11.477cm" svg:y2="0.591cm">
            <text:p/>
          </draw:line>
          <draw:line draw:style-name="gr2" draw:text-style-name="P3" draw:layer="layout" svg:x1="0.285cm" svg:y1="0.544cm" svg:x2="0.285cm" svg:y2="7.132cm">
            <text:p/>
          </draw:line>
          <draw:line draw:style-name="gr2" draw:text-style-name="P3" draw:layer="layout" svg:x1="14.735cm" svg:y1="0.547cm" svg:x2="14.735cm" svg:y2="7.135cm">
            <text:p/>
          </draw:line>
          <draw:line draw:style-name="gr2" draw:text-style-name="P3" draw:layer="layout" svg:x1="0.235cm" svg:y1="7.182cm" svg:x2="6.273cm" svg:y2="7.182cm">
            <text:p/>
          </draw:line>
          <draw:line draw:style-name="gr2" draw:text-style-name="P3" draw:layer="layout" svg:x1="8.895cm" svg:y1="7.114cm" svg:x2="14.769cm" svg:y2="7.1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initial-creator>Jon Wolfers</meta:initial-creator>
    <meta:creation-date>2009-02-08T07:41:27</meta:creation-date>
    <dc:date>2020-03-30T18:21:56.18</dc:date>
    <meta:editing-cycles>4</meta:editing-cycles>
    <meta:editing-duration>PT28M11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